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f98bf" officeooo:paragraph-rsid="001f98bf"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officeooo:rsid="001f98bf" officeooo:paragraph-rsid="001f98b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faac9" officeooo:paragraph-rsid="001faac9"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213729" officeooo:paragraph-rsid="0021372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1dbd0" officeooo:paragraph-rsid="0021dbd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faac9" officeooo:paragraph-rsid="001faac9" style:font-size-asian="10.5pt" style:font-weight-asian="normal" style:font-size-complex="12pt" style:font-weight-complex="normal"/>
    </style:style>
    <style:style style:name="T1" style:family="text">
      <style:text-properties officeooo:rsid="001faac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logiciel pêche sea of thieves </text:p>
      <text:p text:style-name="P1"/>
      <text:p text:style-name="P1"/>
      <text:p text:style-name="P2">Introduction de l’idée de base :</text:p>
      <text:p text:style-name="P2"/>
      <text:p text:style-name="P2">dans le jeu sea of thieves il y as la possibilité de pécher différents poisson dans différentes région avec différent appât avec une notion de rareté et de prix en fonction des poisson , vous avez différente espece de poisson et des c’est espèces il y as des variable chaque espèces a cest variable qui valent plus ou moins chère et son plus ou moins rare et compliquer a pecher et cest poisson pour les pécher il faut une région et un appât bien spécifique .</text:p>
      <text:p text:style-name="P2"/>
      <text:p text:style-name="P2"/>
      <text:p text:style-name="P2">Mon Idée et son utilité</text:p>
      <text:p text:style-name="P2"/>
      <text:p text:style-name="P2">mon idée serais de faire une basse de donner de tout les poisson appats zone et que peu importe ou vous vous trouver vous rentrer le nom de lile ou de la région ou vous etes et cela vous indiquera quelle poisson pécher si par co<text:span text:style-name="T1">n</text:span>tre vous voulez imaginons juste vous faire beaucoup d’argents en péchant vous n’aurez qua taper quelle sont les poisson les plus chere et il vous dira ou les trouver et comment les pécher cela évitera que vous perdiez du temps a chercher sur internet la vous aurez déjà tout a porter de main </text:p>
      <text:p text:style-name="P2"/>
      <text:p text:style-name="P3">donc il fraudais que l’interface soit soit interactive et très intuitive le bute est que l’utilisateur est ce qu’il cherche le plus rapidement et simplement possible tout en comprenant ce qu’il fait.</text:p>
      <text:p text:style-name="P3"/>
      <text:p text:style-name="P5">Un carrousel avec des infos sur le site sur les poisson les appâts les îles </text:p>
      <text:p text:style-name="P3"/>
      <text:p text:style-name="P4">J’aimerais qu’il soit utilisable sur web et sur mobile donc pouvoir crée une appli valable en priorité</text:p>
      <text:p text:style-name="P4"/>
      <text:p text:style-name="P5">j’aimerais mettre en place les user story avec 3 types et surtout pouvoir crée un profil utilisateur avec des récompense pour les connexion journalière des titres / des succès cacher dans le si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8T00:13:32.024000000</meta:creation-date>
    <dc:date>2024-07-09T15:25:02.298000000</dc:date>
    <meta:editing-duration>PT52M37S</meta:editing-duration>
    <meta:editing-cycles>4</meta:editing-cycles>
    <meta:generator>LibreOffice/24.2.1.2$Windows_X86_64 LibreOffice_project/db4def46b0453cc22e2d0305797cf981b68ef5ac</meta:generator>
    <meta:document-statistic meta:table-count="0" meta:image-count="0" meta:object-count="0" meta:page-count="1" meta:paragraph-count="9" meta:word-count="298" meta:character-count="1645" meta:non-whitespace-character-count="1353"/>
  </office:meta>
</office:document-meta>
</file>